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1" svg:font-family="FreeSans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00000" style:font-name="Sans serif"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color="#800000" style:font-name="Sans serif" fo:font-size="13pt" officeooo:paragraph-rsid="000374b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800000" style:font-name="Sans serif" fo:font-size="13pt" officeooo:rsid="000374be" officeooo:paragraph-rsid="000374be" style:font-size-asian="13pt" style:font-size-complex="13pt"/>
    </style:style>
    <style:style style:name="P4" style:family="paragraph" style:parent-style-name="Standard">
      <style:text-properties style:font-name="Sans serif"/>
    </style:style>
    <style:style style:name="P5" style:family="paragraph" style:parent-style-name="Standard">
      <style:paragraph-properties fo:text-align="start" style:justify-single-word="false"/>
      <style:text-properties style:font-name="Sans serif"/>
    </style:style>
    <style:style style:name="P6" style:family="paragraph" style:parent-style-name="Standard">
      <style:paragraph-properties fo:text-align="start" style:justify-single-word="false"/>
      <style:text-properties style:font-name="Sans serif" officeooo:paragraph-rsid="000374be"/>
    </style:style>
    <style:style style:name="P7" style:family="paragraph" style:parent-style-name="Standard">
      <style:paragraph-properties fo:text-align="start" style:justify-single-word="false"/>
      <style:text-properties style:font-name="Sans serif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style:font-name="Sans serif" fo:font-size="16pt" officeooo:rsid="000374be" officeooo:paragraph-rsid="000374b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661900" style:font-name="Sans serif" fo:font-size="13pt" officeooo:rsid="000374be" officeooo:paragraph-rsid="000374be" style:font-size-asian="13pt" style:font-size-complex="13pt"/>
    </style:style>
    <style:style style:name="T1" style:family="text">
      <style:text-properties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374b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5" style:family="text">
      <style:text-properties officeooo:rsid="000374b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374b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Implementar camada de persistência</text:span></text:p>
      <text:p text:style-name="P8"/>
      <text:p text:style-name="P9"><text:span text:style-name="T2">Criar e configuar arquivo de persistência do JPA</text:span></text:p>
      <text:p text:style-name="P9"><text:span text:style-name="T2">Criar DAO Abstract utilizando Generics</text:span></text:p>
      <text:p text:style-name="P9"><text:span text:style-name="T2">Realizar testes manuais de conexão com o banco de dados</text:span></text:p>
      <text:p text:style-name="P9"><text:span text:style-name="T2">Realizar mapeamento OR das entidades</text:span></text:p>
      <text:p text:style-name="P9"><text:span text:style-name="T2">Criar e exeutar testes unitários</text:span></text:p>
      <text:p text:style-name="P5"/>
      <text:p text:style-name="P5"><text:span text:style-name="T1">Gerenciar cadastro de Administrador</text:span></text:p>
      <text:p text:style-name="P7"/>
      <text:p text:style-name="P1"><text:span text:style-name="T3">Criar entidade Administrador</text:span></text:p>
      <text:p text:style-name="P3"><text:span text:style-name="T2">Criar criar DAO para Administrador</text:span></text:p>
      <text:p text:style-name="P3"><text:span text:style-name="T2">Criar Controller para Administrador</text:span></text:p>
      <text:p text:style-name="P3"><text:span text:style-name="T2">Criar interface Web para cadastro</text:span></text:p>
      <text:p text:style-name="P3"><text:span text:style-name="T2">Criar interface Web para listagem</text:span></text:p>
      <text:p text:style-name="P3"><text:span text:style-name="T2">Criar interface Web para atualização</text:span></text:p>
      <text:p text:style-name="P3"><text:span text:style-name="T2">Criar e executar testes unitários</text:span></text:p>
      <text:p text:style-name="P3"><text:span text:style-name="T2">Criar e executar testes de aceitação</text:span></text:p>
      <text:p text:style-name="P3"><text:span text:style-name="T2"/></text:p>
      <text:p text:style-name="P5"><text:span text:style-name="T1">Gerenciar cadastro de Usuários</text:span></text:p>
      <text:p text:style-name="P4"/>
      <text:p text:style-name="P2"><text:span text:style-name="T3">Criar entidade Usuário</text:span></text:p>
      <text:p text:style-name="P3"><text:span text:style-name="T2">Criar criar DAO para Usuário</text:span></text:p>
      <text:p text:style-name="P3"><text:span text:style-name="T2">Criar Controller para Usuário</text:span></text:p>
      <text:p text:style-name="P3"><text:span text:style-name="T2">Criar interface Web para cadastro</text:span></text:p>
      <text:p text:style-name="P3"><text:span text:style-name="T2">Criar interface Web para listagem</text:span></text:p>
      <text:p text:style-name="P3"><text:span text:style-name="T2">Criar interface Web para atualização</text:span></text:p>
      <text:p text:style-name="P3"><text:span text:style-name="T2">Criar e executar testes unitários</text:span></text:p>
      <text:p text:style-name="P3"><text:span text:style-name="T2">Criar e executar testes de aceitação</text:span></text:p>
      <text:p text:style-name="P3"><text:span text:style-name="T2"/></text:p>
      <text:p text:style-name="P5"/>
      <text:p text:style-name="P5"><text:span text:style-name="T4">Implementar autenticação Web para administrador</text:span></text:p>
      <text:p text:style-name="P5"/>
      <text:p text:style-name="P2"><text:span text:style-name="T5">Implementar autenticação de administradores por Login e Senha utilizando</text:span><text:span text:style-name="T7"> </text:span><text:span text:style-name="T6">Java Authentication and Authorization Service</text:span> (JAAS);</text:p>
      <text:p text:style-name="P2"/>
      <text:p text:style-name="P2"><text:span text:style-name="T3">Criar e executar testes unitários</text:span></text:p>
      <text:p text:style-name="P3"/>
      <text:p text:style-name="P3"><text:span text:style-name="T2">Criar e executar testes de aceitação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FreeSans1" svg:font-family="FreeSans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9:00:56.684364046</meta:creation-date>
    <dc:date>2015-04-09T19:20:53.939680938</dc:date>
    <meta:editing-duration>P0D</meta:editing-duration>
    <meta:editing-cycles>1</meta:editing-cycles>
    <meta:document-statistic meta:table-count="0" meta:image-count="0" meta:object-count="0" meta:page-count="1" meta:paragraph-count="28" meta:word-count="152" meta:character-count="1068" meta:non-whitespace-character-count="944"/>
    <meta:generator>LibreOffice/4.2.7.2$Linux_X86_64 LibreOffice_project/420m0$Build-2</meta:generator>
  </office:meta>
</office:document-meta>
</file>